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line-height="150%"/>
      <style:text-properties style:font-name="Arial" style:font-name-complex="Arial" style:font-size-complex="12pt"/>
    </style:style>
    <style:style style:name="P9" style:parent-style-name="Normal" style:family="paragraph">
      <style:paragraph-properties fo:text-align="end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4" style:parent-style-name="Normal" style:family="paragraph">
      <style:paragraph-properties fo:line-height="150%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3" style:parent-style-name="Normal" style:family="paragraph">
      <style:paragraph-properties fo:line-height="150%"/>
    </style:style>
    <style:style style:name="T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9" style:parent-style-name="Normal" style:family="paragraph">
      <style:paragraph-properties fo:line-height="150%"/>
      <style:text-properties style:font-name="Arial" style:font-name-complex="Arial" fo:color="#FF0000" fo:font-size="10pt" style:font-size-asian="10pt" style:font-size-complex="10pt"/>
    </style:style>
    <style:style style:name="P40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1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2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p text:style-name="P9">Protocolo....................... Ano................</text:p>
      <text:p text:style-name="P10"/>
      <text:p text:style-name="P11">R E Q U E R I M E N T O <text:s/></text:p>
      <text:p text:style-name="P12">PROJETO SIMPLIFICADO – RESIDENCIAL UNIFAMILIAR</text:p>
      <text:p text:style-name="P13"/>
      <text:p text:style-name="P14"><text:span text:style-name="T15">Proprietário</text:span><text:span text:style-name="T16">: _____________________________________________________________________</text:span></text:p>
      <text:p text:style-name="P17">Endereço de<text:s/>correspondência: ________________________________________ Nº.: ________ <text:s/>Apartamento: ___________________ Unidade: _________________ Bloco: _______________<text:s/><text:line-break/>Andar: ______ Lote: _______ Quadra: ________ <text:s/>Bairro:___________________________ Condomínio: _____________________________________________________________________<text:s/></text:p>
      <text:p text:style-name="P18">Complemento: __________________________ Cidade: _____________________<text:s/></text:p>
      <text:p text:style-name="P19">Estado: __________ CEP: _________________<text:s/></text:p>
      <text:p text:style-name="P20">Telefone residencial: (__ ) _____________ Telefone celular: (__ ) _____________</text:p>
      <text:p text:style-name="P21">CPF:_______________________________ RG: ___________________________<text:s/></text:p>
      <text:p text:style-name="P22">CNPJ: _____________________________________________</text:p>
      <text:p text:style-name="P23">E-mail: _____________________________________________<text:s/></text:p>
      <text:p text:style-name="P24"/>
      <text:p text:style-name="P25">Engenheiro/Arquiteto(a)Responsável:__________________________________________________</text:p>
      <text:p text:style-name="P26">CREA/CAU nº__________________ CPF:____________________ <text:s/>RG: _____________________<text:s/></text:p>
      <text:p text:style-name="P27">Endereço de correspondência: ________________________________________ Nº.: ________ <text:s/>Apartamento: ____________ Unidade: ________________ Bloco: _____________<text:s/><text:line-break/>Andar: ______ Lote: _______ Quadra: ________ <text:s/>Bairro:___________________________ Condomínio: ________________________________________________________<text:s/></text:p>
      <text:p text:style-name="P28">Complemento: __________________________ Cidade: _____________________<text:s/></text:p>
      <text:p text:style-name="P29">Estado: __________ CEP: _________________<text:s/></text:p>
      <text:p text:style-name="P30">Telefone residencial: (__ ) _____________ Telefone celular: (__ ) _____________</text:p>
      <text:p text:style-name="P31">E-mail: _____________________________________________<text:s/></text:p>
      <text:p text:style-name="P32"/>
      <text:p text:style-name="P33"><text:span text:style-name="T34"><text:tab/>O requerente acima qualificado vem mui</text:span><text:span text:style-name="T35"><text:s/>respeitosamente, requerer anuência à aprovação/regularização do Projeto de Água e Esgoto em Construção Civil. Para tanto segue, ANEXA, a DECLARAÇÃO DO RESPONSÁVEL TÉCNICO pelo referido projeto<text:s/></text:span><text:span text:style-name="T36">RESIDENCIAL UNIFAMILIAR</text:span><text:span text:style-name="T37">, que se responsabiliza pelos traçados<text:s/></text:span><text:span text:style-name="T38">de esgotos devidamente executados.</text:span></text:p>
      <text:p text:style-name="P39"/>
      <text:p text:style-name="P40">Valinhos, _______/___________/_________<text:line-break/></text:p>
      <text:p text:style-name="P41">________________________________________</text:p>
      <text:p text:style-name="P42">Assinatura do<text:s/>proprietário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1.477in"/>
        </style:tab-stops>
      </style:paragraph-properties>
      <style:text-properties style:font-name="Times New Roman" style:font-name-asian="Times New Roman" fo:font-weight="bold" style:font-weight-asian="bold" fo:font-size="11pt" style:font-size-asian="11pt" style:font-size-complex="10pt" style:language-asian="pt" style:country-asian="BR" fo:hyphenate="false"/>
    </style:style>
    <style:style style:name="Normal" style:display-name="Normal" style:family="paragraph">
      <style:paragraph-properties fo:text-align="justify"/>
      <style:text-properties style:font-name="Courier New" fo:font-size="12pt" style:font-size-asian="12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Courier New" fo:font-size="12pt" style:font-size-asian="12pt" style:font-size-complex="11pt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Courier New" fo:font-size="12pt" style:font-size-asian="12pt" style:font-size-complex="11pt" style:language-asian="en" style:country-asian="US"/>
    </style:style>
    <style:style style:name="Corpodetexto2" style:display-name="Corpo de texto 2" style:family="paragraph" style:parent-style-name="Normal">
      <style:paragraph-properties fo:text-align="start" fo:margin-bottom="0.0833in" fo:line-height="200%"/>
      <style:text-properties style:font-name="Times New Roman" style:font-name-asian="Times New Roman" fo:font-size="10pt" style:font-size-asian="10pt" style:font-size-complex="10pt" style:language-asian="pt" style:country-asian="BR" fo:hyphenate="false"/>
    </style:style>
    <style:style style:name="Corpodetexto2Char" style:display-name="Corpo de texto 2 Char" style:family="text">
      <style:text-properties style:font-name="Times New Roman" style:font-name-asian="Times New Roman"/>
    </style:style>
    <style:style style:name="Título" style:display-name="Título" style:family="paragraph" style:parent-style-name="Normal">
      <style:paragraph-properties fo:text-align="center"/>
      <style:text-properties style:font-name="Times New Roman" style:font-name-asian="Times New Roman" fo:font-weight="bold" style:font-weight-asian="bold" fo:font-size="18pt" style:font-size-asian="18pt" style:font-size-complex="10pt" fo:hyphenate="false"/>
    </style:style>
    <style:style style:name="TítuloChar" style:display-name="Título Char" style:family="text">
      <style:text-properties style:font-name="Times New Roman" style:font-name-asian="Times New Roman" fo:font-weight="bold" style:font-weight-asian="bold" fo:font-size="18pt" style:font-size-asian="18pt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semFormatação" style:display-name="Texto sem Formatação" style:family="paragraph" style:parent-style-name="Normal">
      <style:paragraph-properties fo:text-align="start"/>
      <style:text-properties style:font-name-asian="Times New Roman" fo:font-size="10pt" style:font-size-asian="10pt" style:font-size-complex="10pt" style:language-asian="pt" style:country-asian="BR" fo:hyphenate="false"/>
    </style:style>
    <style:style style:name="TextosemFormataçãoChar" style:display-name="Texto sem Formatação Char" style:family="text">
      <style:text-properties style:font-name="Courier New" style:font-name-asian="Times New Roman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>
      <style:text-properties style:font-name="Courier New" fo:font-size="8pt" style:font-size-asian="8pt" style:font-size-complex="8pt" style:language-asian="en" style:country-asian="US"/>
    </style:style>
    <style:style style:name="Pré-formataçãoHTML" style:display-name="Pré-formatação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>
      <style:text-properties style:font-name="Courier New" style:font-name-asian="Times New Roman" style:font-name-complex="Courier New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ítulo2Char" style:display-name="Título 2 Char" style:family="text">
      <style:text-properties style:font-name="Times New Roman" style:font-name-asian="Times New Roman" fo:font-weight="bold" style:font-weight-asian="bold" fo:font-size="11pt" style:font-size-asian="11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>
      <style:text-properties style:font-name="Courier New" style:language-asian="en" style:country-asian="US"/>
    </style:style>
    <style:style style:name="Ref.denotaderodapé" style:display-name="Ref. de nota de rodapé" style:family="text">
      <style:text-properties style:text-position="super 65%"/>
    </style:style>
    <style:style style:name="SemEspaçamento" style:display-name="Sem Espaçamento" style:family="paragraph">
      <style:text-properties style:font-name="Times New Roman" style:font-name-asian="Times New Roman" fo:language="en" fo:country="US" style:language-asian="en" style:country-asian="US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861in" fo:margin-left="1.3784in" fo:margin-bottom="0.315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37in"/>
      </style:footer-style>
    </style:page-layout>
    <style:style style:name="P2" style:parent-style-name="Título" style:family="paragraph">
      <style:paragraph-properties fo:margin-left="0.7875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T4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7875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7" style:parent-style-name="Cabeçalho" style:family="paragraph">
      <style:paragraph-properties fo:line-height="200%"/>
      <style:text-properties fo:font-size="8pt" style:font-size-asian="8pt" style:font-size-complex="8pt"/>
    </style:style>
    <style:style style:name="P8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Arial" style:font-name-complex="Arial" style:font-weight-complex="bold" fo:color="#0070C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-0.40069in" svg:y="-0.24028in" svg:width="1.54028in" svg:height="0.53472in" style:rel-width="scale" style:rel-height="scale"><draw:image xlink:href="media/image1.jpeg" xlink:type="simple" xlink:show="embed" xlink:actuate="onLoad"/><svg:title/><svg:desc/></draw:frame></text:span><text:span text:style-name="T4">DEPARTAMENTO DE ÁGUAS E ESGOTOS DE VALINHOS</text:span></text:p>
        <text:p text:style-name="P5"><text:span text:style-name="T6">Autarquia Municipal</text:span></text:p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palomares</meta:initial-creator>
    <dc:creator>Maria Gabriela Gadiolle Angeli</dc:creator>
    <meta:creation-date>2021-07-19T14:04:00Z</meta:creation-date>
    <dc:date>2021-09-10T10:45:00Z</dc:date>
    <meta:print-date>2021-02-25T17:23:00Z</meta:print-date>
    <meta:template xlink:href="Normal.dotm" xlink:type="simple"/>
    <meta:editing-cycles>3</meta:editing-cycles>
    <meta:editing-duration>PT60S</meta:editing-duration>
    <meta:document-statistic meta:page-count="1" meta:paragraph-count="4" meta:word-count="326" meta:character-count="2083" meta:row-count="14" meta:non-whitespace-character-count="1761"/>
  </office:meta>
</office:document-meta>
</file>